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innari1" svg:font-family="Kinna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Loma" svg:font-family="Loma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Standard">
      <style:text-properties officeooo:rsid="0016b11d" officeooo:paragraph-rsid="0016b11d"/>
    </style:style>
    <style:style style:name="P2" style:family="paragraph" style:parent-style-name="Standard">
      <style:text-properties officeooo:rsid="00193151" officeooo:paragraph-rsid="001931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เล่นเสียง</text:p>
      <text:p text:style-name="P1">pip install ffmpeg-python</text:p>
      <text:p text:style-name="P2">python3 -m pip install mutag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innari1" svg:font-family="Kinna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Loma" svg:font-family="Loma" style:font-family-generic="system" style:font-pitch="variable"/>
    <style:font-face style:name="Umpush" svg:font-family="Umpush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oma" style:font-size-asian="10.5pt" style:language-asian="zh" style:country-asian="CN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oma" style:font-size-asian="10.5pt" style:language-asian="zh" style:country-asian="CN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oma" style:font-family-asian="Loma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Kinnari1" style:font-family-complex="Kinnari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7T15:28:43.022196198</meta:creation-date>
    <dc:date>2020-06-07T22:36:19.618166108</dc:date>
    <meta:editing-duration>PT6H57M25S</meta:editing-duration>
    <meta:editing-cycles>2</meta:editing-cycles>
    <meta:generator>LibreOffice/5.2.7.2$Linux_ARM_EABI LibreOffice_project/20m0$Build-2</meta:generator>
    <meta:document-statistic meta:table-count="0" meta:image-count="0" meta:object-count="0" meta:page-count="1" meta:paragraph-count="3" meta:word-count="10" meta:character-count="62" meta:non-whitespace-character-count="56"/>
  </office:meta>
</office:document-meta>
</file>